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font-name="Liberation Serif" fo:font-size="12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Liberation Serif" fo:font-size="12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start"/>
      <style:text-properties style:use-window-font-color="true" style:text-outline="false" style:text-line-through-styl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1" table:number-columns-repeated="3" table:default-cell-style-name="ce2"/>
        <table:table-row table:style-name="ro1">
          <table:table-cell table:style-name="ce1" office:value-type="string">
            <text:p>Награда</text:p>
          </table:table-cell>
          <table:table-cell table:style-name="ce3" office:value-type="string">
            <text:p>Год</text:p>
          </table:table-cell>
          <table:table-cell table:style-name="ce1" office:value-type="string">
            <text:p>Фамилия, Имя</text:p>
          </table:table-cell>
          <table:table-cell table:style-name="ce1" office:value-type="string">
            <text:p>Школа/ Класс</text:p>
          </table:table-cell>
          <table:table-cell table:style-name="ce1" office:value-type="string">
            <text:p>Наименование конкурса</text:p>
          </table:table-cell>
        </table:table-row>
        <table:table-row table:style-name="ro2">
          <table:table-cell office:value-type="string">
            <text:p>Диплом I степени</text:p>
          </table:table-cell>
          <table:table-cell office:value-type="float" office:value="2013">
            <text:p>2013</text:p>
          </table:table-cell>
          <table:table-cell office:value-type="string">
            <text:p>Леухин Алексей</text:p>
          </table:table-cell>
          <table:table-cell office:value-type="string">
            <text:p>МСШ № 2 / 10 класс</text:p>
          </table:table-cell>
          <table:table-cell table:style-name="ce5" office:value-type="string" table:number-columns-spanned="1" table:number-rows-spanned="4">
            <text:p>Республиканский конкурс исследовательских работ обучающихся – участников туристско-краеведческого движения учащихся Республики Марий Эл «Край родной марийский» по направлению «Школьные музеи»</text:p>
          </table:table-cell>
        </table:table-row>
        <table:table-row table:style-name="ro2">
          <table:table-cell office:value-type="string">
            <text:p>Диплом I степени</text:p>
          </table:table-cell>
          <table:table-cell office:value-type="float" office:value="2013">
            <text:p>2013</text:p>
          </table:table-cell>
          <table:table-cell office:value-type="string">
            <text:p>Крылов Максим</text:p>
          </table:table-cell>
          <table:table-cell office:value-type="string">
            <text:p>МСШ № 3 / 8 класс</text:p>
          </table:table-cell>
          <table:covered-table-cell table:style-name="Default"/>
        </table:table-row>
        <table:table-row table:style-name="ro2">
          <table:table-cell office:value-type="string">
            <text:p>Диплом I степени</text:p>
          </table:table-cell>
          <table:table-cell office:value-type="float" office:value="2013">
            <text:p>2013</text:p>
          </table:table-cell>
          <table:table-cell office:value-type="string">
            <text:p>Алексеев Никита</text:p>
          </table:table-cell>
          <table:table-cell office:value-type="string">
            <text:p>МСШ № 3 / 8 класс</text:p>
          </table:table-cell>
          <table:covered-table-cell table:style-name="Default"/>
        </table:table-row>
        <table:table-row table:style-name="ro2">
          <table:table-cell office:value-type="string">
            <text:p>Диплом I степени</text:p>
          </table:table-cell>
          <table:table-cell office:value-type="float" office:value="2013">
            <text:p>2013</text:p>
          </table:table-cell>
          <table:table-cell office:value-type="string">
            <text:p>Мальцев Алексей</text:p>
          </table:table-cell>
          <table:table-cell office:value-type="string">
            <text:p>Медведевская Гимназия / 10 класс</text:p>
          </table:table-cell>
          <table:covered-table-cell table:style-name="Default"/>
        </table:table-row>
        <table:table-row table:style-name="ro2">
          <table:table-cell office:value-type="string">
            <text:p>Диплом II степени</text:p>
          </table:table-cell>
          <table:table-cell office:value-type="float" office:value="2013">
            <text:p>2013</text:p>
          </table:table-cell>
          <table:table-cell office:value-type="string">
            <text:p>Антонова Алёна</text:p>
          </table:table-cell>
          <table:table-cell office:value-type="string">
            <text:p>МСШ № 2 / 8 класс</text:p>
          </table:table-cell>
          <table:table-cell office:value-type="string">
            <text:p>Республиканский конкурс исследовательских работ обучающихся – участников туристско-краеведческого движения учащихся Республики Марий Эл «Край родной марийский» В номинации «Я поведу тебя в музей»</text:p>
          </table:table-cell>
        </table:table-row>
        <table:table-row table:style-name="ro2">
          <table:table-cell office:value-type="string">
            <text:p>Грамота</text:p>
          </table:table-cell>
          <table:table-cell office:value-type="float" office:value="2012">
            <text:p>2012</text:p>
          </table:table-cell>
          <table:table-cell office:value-type="string">
            <text:p>Леухин Алексей</text:p>
          </table:table-cell>
          <table:table-cell office:value-type="string">
            <text:p>МСШ № 2 / 9 класс</text:p>
          </table:table-cell>
          <table:table-cell office:value-type="string">
            <text:p>Республиканская научно-практическая конференция «Моя страна – моя Россия»</text:p>
          </table:table-cell>
        </table:table-row>
        <table:table-row table:style-name="ro2">
          <table:table-cell office:value-type="string">
            <text:p>Диплом I степени</text:p>
          </table:table-cell>
          <table:table-cell office:value-type="float" office:value="2011">
            <text:p>2011</text:p>
          </table:table-cell>
          <table:table-cell office:value-type="string">
            <text:p>Леухин Алексей</text:p>
          </table:table-cell>
          <table:table-cell office:value-type="string">
            <text:p>МСШ № 2 / 8 класс</text:p>
          </table:table-cell>
          <table:table-cell office:value-type="string">
            <text:p>Республиканскийконкурс исследовательских работ учащихся – участников туристско-краеведческого движения учащихся Республики Марий Эл «Край марийский» по направлению «История детского движения»</text:p>
          </table:table-cell>
        </table:table-row>
        <table:table-row table:style-name="ro2">
          <table:table-cell office:value-type="string">
            <text:p>Почетная грамота</text:p>
          </table:table-cell>
          <table:table-cell office:value-type="float" office:value="2010">
            <text:p>2010</text:p>
          </table:table-cell>
          <table:table-cell office:value-type="string">
            <text:p>Вылегжанина Елена</text:p>
          </table:table-cell>
          <table:table-cell office:value-type="string">
            <text:p>МСШ № 2 /11 класс</text:p>
          </table:table-cell>
          <table:table-cell office:value-type="string">
            <text:p>Министерство образования и воспитания Республики Марий Эл «за успешное выступление на межрегиональных и всероссийских краеведческих мероприятиях»</text:p>
          </table:table-cell>
        </table:table-row>
        <table:table-row table:style-name="ro2">
          <table:table-cell office:value-type="string">
            <text:p>Почетнаяграмота</text:p>
          </table:table-cell>
          <table:table-cell office:value-type="float" office:value="2010">
            <text:p>2010</text:p>
          </table:table-cell>
          <table:table-cell office:value-type="string">
            <text:p>Зурканаева Регина</text:p>
          </table:table-cell>
          <table:table-cell office:value-type="string">
            <text:p>МСШ № 2 /11 класс</text:p>
          </table:table-cell>
          <table:table-cell office:value-type="string">
            <text:p>Министерство образования и воспитания Республики Марий Эл «за успешное выступление на межрегиональных и всероссийских краеведческих мероприятиях»</text:p>
          </table:table-cell>
        </table:table-row>
        <table:table-row table:style-name="ro2">
          <table:table-cell office:value-type="string">
            <text:p>Диплом III степени</text:p>
          </table:table-cell>
          <table:table-cell office:value-type="float" office:value="2010">
            <text:p>2010</text:p>
          </table:table-cell>
          <table:table-cell office:value-type="string">
            <text:p>Зурканаева Регина</text:p>
          </table:table-cell>
          <table:table-cell office:value-type="string">
            <text:p>МСШ № 2 / 11 класс</text:p>
          </table:table-cell>
          <table:table-cell office:value-type="string">
            <text:p>Министерство образования и воспитания Республики Марий Эл Региональный этап всероссийской олимпиады школьников по истории</text:p>
          </table:table-cell>
        </table:table-row>
        <table:table-row table:style-name="ro2">
          <table:table-cell office:value-type="string">
            <text:p>Диплом I степени</text:p>
          </table:table-cell>
          <table:table-cell office:value-type="float" office:value="2010">
            <text:p>2010</text:p>
          </table:table-cell>
          <table:table-cell office:value-type="string">
            <text:p>Вылегжанина Елена</text:p>
          </table:table-cell>
          <table:table-cell office:value-type="string">
            <text:p>МСШ № 2 / 11 класс</text:p>
          </table:table-cell>
          <table:table-cell office:value-type="string">
            <text:p>I Республиканская научно-практическая конференция «Моя страна – моя Россия»</text:p>
          </table:table-cell>
        </table:table-row>
        <table:table-row table:style-name="ro2">
          <table:table-cell office:value-type="string">
            <text:p>Диплом лауреата II степени</text:p>
          </table:table-cell>
          <table:table-cell office:value-type="float" office:value="2010">
            <text:p>2010</text:p>
          </table:table-cell>
          <table:table-cell office:value-type="string">
            <text:p>Вылегжанина Елена</text:p>
          </table:table-cell>
          <table:table-cell office:value-type="string">
            <text:p>МСШ № 2 / 11 класс</text:p>
          </table:table-cell>
          <table:table-cell office:value-type="string">
            <text:p>Республиканская научно-практическая конференция обучающихся по истории и краеведению, посвященной 20-летию археологического движения в Медведевском районе</text:p>
          </table:table-cell>
        </table:table-row>
        <table:table-row table:style-name="ro2">
          <table:table-cell office:value-type="string">
            <text:p>Диплом лауреата I степени</text:p>
          </table:table-cell>
          <table:table-cell office:value-type="float" office:value="2009">
            <text:p>2009</text:p>
          </table:table-cell>
          <table:table-cell office:value-type="string">
            <text:p>Ненарокова Александра</text:p>
          </table:table-cell>
          <table:table-cell office:value-type="string">
            <text:p>МСШ № 3 / 11 класс</text:p>
          </table:table-cell>
          <table:table-cell office:value-type="string">
            <text:p>Республиканская научно-практическая конференция обучающихся по истории и краеведению, посвященной 20-летию археологического движения в Медведевском районе</text:p>
          </table:table-cell>
        </table:table-row>
        <table:table-row table:style-name="ro2">
          <table:table-cell office:value-type="string">
            <text:p>Диплом лауреата I степени</text:p>
          </table:table-cell>
          <table:table-cell office:value-type="float" office:value="2009">
            <text:p>2009</text:p>
          </table:table-cell>
          <table:table-cell office:value-type="string">
            <text:p>Вылегжанина Елена</text:p>
          </table:table-cell>
          <table:table-cell office:value-type="string">
            <text:p>МСШ № 2 / класс</text:p>
          </table:table-cell>
          <table:table-cell office:value-type="string">
            <text:p>Республиканскийконкурс исследовательских работ учащихся – участников туристско-краеведческого движения учащихся Республики Марий Эл «Край марийский» по направлению «Археология»</text:p>
          </table:table-cell>
        </table:table-row>
        <table:table-row table:style-name="ro2">
          <table:table-cell office:value-type="string">
            <text:p>Диплом II степени</text:p>
          </table:table-cell>
          <table:table-cell office:value-type="float" office:value="2009">
            <text:p>2009</text:p>
          </table:table-cell>
          <table:table-cell office:value-type="string">
            <text:p>Ненарокова Александра</text:p>
          </table:table-cell>
          <table:table-cell office:value-type="string">
            <text:p>МСШ № 3 / 11 класс</text:p>
          </table:table-cell>
          <table:table-cell office:value-type="string">
            <text:p>II городская научно-практическая конференция «Моя страна – моя Россия»</text:p>
          </table:table-cell>
        </table:table-row>
        <table:table-row table:style-name="ro2">
          <table:table-cell office:value-type="string">
            <text:p>Сертификат</text:p>
          </table:table-cell>
          <table:table-cell office:value-type="float" office:value="2009">
            <text:p>2009</text:p>
          </table:table-cell>
          <table:table-cell office:value-type="string">
            <text:p>Мамаев Никита</text:p>
          </table:table-cell>
          <table:table-cell office:value-type="string">
            <text:p>МСШ № 2 / 9 класс</text:p>
          </table:table-cell>
          <table:table-cell office:value-type="string">
            <text:p>Региональный этап всероссийской олимпиады школьников по истории</text:p>
          </table:table-cell>
        </table:table-row>
        <table:table-row table:style-name="ro2">
          <table:table-cell office:value-type="string">
            <text:p>Диплом</text:p>
          </table:table-cell>
          <table:table-cell office:value-type="float" office:value="2008">
            <text:p>2008</text:p>
          </table:table-cell>
          <table:table-cell office:value-type="string">
            <text:p>Ненарокова Александра</text:p>
          </table:table-cell>
          <table:table-cell office:value-type="string">
            <text:p>МСШ № 3 / 10 класс</text:p>
          </table:table-cell>
          <table:table-cell office:value-type="string">
            <text:p>Краеведческая викторина «Музейное дело» на республиканском конкурсе краеведческих исследовательских работ учащихся «Школьные музеи»</text:p>
          </table:table-cell>
        </table:table-row>
        <table:table-row table:style-name="ro2">
          <table:table-cell office:value-type="string">
            <text:p>Диплом лауреата II степени</text:p>
          </table:table-cell>
          <table:table-cell office:value-type="float" office:value="2008">
            <text:p>2008</text:p>
          </table:table-cell>
          <table:table-cell office:value-type="string">
            <text:p>Ненарокова Александра</text:p>
          </table:table-cell>
          <table:table-cell office:value-type="string">
            <text:p>МСШ № 3 / 9 класс</text:p>
          </table:table-cell>
          <table:table-cell office:value-type="string">
            <text:p>Финал республиканского конкурса краеведческих исследовательских работ учащихся «Школьные музеи»</text:p>
          </table:table-cell>
        </table:table-row>
        <table:table-row table:style-name="ro2">
          <table:table-cell office:value-type="string">
            <text:p>Почетная грамота</text:p>
          </table:table-cell>
          <table:table-cell office:value-type="float" office:value="2007">
            <text:p>2007</text:p>
          </table:table-cell>
          <table:table-cell office:value-type="string">
            <text:p>Археологический кружок и руководитель Панов Игорь Иванович</text:p>
          </table:table-cell>
          <table:table-cell office:value-type="string">
            <text:p>МСШ № 2.3</text:p>
          </table:table-cell>
          <table:table-cell office:value-type="string">
            <text:p>Государственное гуманитарное научное учреждение при Правительстве РМЭ МарНИИЯЛИ «за заслуги в развитии гуманитарных научных исследований в области филологии, истории и культуры марийского народа"</text:p>
          </table:table-cell>
        </table:table-row>
        <table:table-row table:style-name="ro2">
          <table:table-cell office:value-type="string">
            <text:p>Диплом лауреата II степени</text:p>
          </table:table-cell>
          <table:table-cell office:value-type="float" office:value="2006">
            <text:p>2006</text:p>
          </table:table-cell>
          <table:table-cell office:value-type="string">
            <text:p>Ненарокова Александра</text:p>
          </table:table-cell>
          <table:table-cell office:value-type="string">
            <text:p>МСШ № 3 / 8 класс</text:p>
          </table:table-cell>
          <table:table-cell office:value-type="string">
            <text:p>Республиканский конкурс краеведческих исследовательских работ учащихся «История развития туристско-краеведческого движения в Республике Марий Эл»</text:p>
          </table:table-cell>
        </table:table-row>
        <table:table-row table:style-name="ro2">
          <table:table-cell office:value-type="string">
            <text:p>Диплом</text:p>
          </table:table-cell>
          <table:table-cell office:value-type="float" office:value="2006">
            <text:p>2006</text:p>
          </table:table-cell>
          <table:table-cell office:value-type="string">
            <text:p>Зурканаева Регина</text:p>
          </table:table-cell>
          <table:table-cell office:value-type="string">
            <text:p>МСШ № 2 / 7 класс</text:p>
          </table:table-cell>
          <table:table-cell office:value-type="string">
            <text:p>Республиканский конкурс краеведческих исследовательских работ учащихся «История развития туристско-краеведческого движения в Республике Марий Эл» посвященном 50-летию Государственного учреждения дополнительного образования Республики Марий Эл</text:p>
          </table:table-cell>
        </table:table-row>
        <table:table-row table:style-name="ro2">
          <table:table-cell office:value-type="string">
            <text:p>Блгодарственное письмо</text:p>
          </table:table-cell>
          <table:table-cell office:value-type="float" office:value="2006">
            <text:p>2006</text:p>
          </table:table-cell>
          <table:table-cell office:value-type="string">
            <text:p>Зурканаева Регина</text:p>
          </table:table-cell>
          <table:table-cell office:value-type="string">
            <text:p>МСШ № 2 / 7 класс</text:p>
          </table:table-cell>
          <table:table-cell office:value-type="string">
            <text:p>Республиканский семинар «Организация научно-исследовательской работы школьников»</text:p>
          </table:table-cell>
        </table:table-row>
        <table:table-row table:style-name="ro2">
          <table:table-cell office:value-type="string">
            <text:p>Благодарственное письмо</text:p>
          </table:table-cell>
          <table:table-cell office:value-type="float" office:value="2006">
            <text:p>2006</text:p>
          </table:table-cell>
          <table:table-cell office:value-type="string">
            <text:p>Зурканаева Регина</text:p>
          </table:table-cell>
          <table:table-cell office:value-type="string">
            <text:p>МСШ № 2 / 7 класс</text:p>
          </table:table-cell>
          <table:table-cell office:value-type="string">
            <text:p>XII Республиканская научно – практическая конференция «Марийское краеведение – опыт и перспективы его использования в системе образования»</text:p>
          </table:table-cell>
        </table:table-row>
        <table:table-row table:style-name="ro2">
          <table:table-cell office:value-type="string">
            <text:p>Благодарственное письмо</text:p>
          </table:table-cell>
          <table:table-cell office:value-type="float" office:value="2006">
            <text:p>2006</text:p>
          </table:table-cell>
          <table:table-cell office:value-type="string">
            <text:p>Зурканаева Регина</text:p>
          </table:table-cell>
          <table:table-cell office:value-type="string">
            <text:p>МСШ № 2 / 7 класс</text:p>
          </table:table-cell>
          <table:table-cell office:value-type="string">
            <text:p>Республиканский семинар «Организация научно-исследовательской работы школьников» проведенной в рамках курсов повышения квалификации учителей истории по теме «Модернизация исторического образования»</text:p>
          </table:table-cell>
        </table:table-row>
        <table:table-row table:style-name="ro2">
          <table:table-cell office:value-type="string">
            <text:p>Диплом</text:p>
          </table:table-cell>
          <table:table-cell office:value-type="float" office:value="2006">
            <text:p>2006</text:p>
          </table:table-cell>
          <table:table-cell office:value-type="string">
            <text:p>Зурканаева Регина</text:p>
          </table:table-cell>
          <table:table-cell office:value-type="string">
            <text:p>МСШ № 2 / 7 класс</text:p>
          </table:table-cell>
          <table:table-cell office:value-type="string">
            <text:p>Республиканский конкурс краеведческих исследовательских работ учащихся «История развития туристско-краеведческого движения в Республике Марий Эл» посвященном 50-летию Государственного учреждения дополнительного образования Республики Марий-Эл</text:p>
          </table:table-cell>
        </table:table-row>
        <table:table-row table:style-name="ro2">
          <table:table-cell office:value-type="string">
            <text:p>Благодарственное письмо</text:p>
          </table:table-cell>
          <table:table-cell office:value-type="float" office:value="2006">
            <text:p>2006</text:p>
          </table:table-cell>
          <table:table-cell office:value-type="string">
            <text:p>Зурканаева Регина</text:p>
          </table:table-cell>
          <table:table-cell office:value-type="string">
            <text:p>МСШ № 2 / 7 класс</text:p>
          </table:table-cell>
          <table:table-cell office:value-type="string">
            <text:p>XII Республиканская научно – практическая конференции «Марийское краеведение – опыт и перспективы его использования в системе образования»</text:p>
          </table:table-cell>
        </table:table-row>
        <table:table-row table:style-name="ro2">
          <table:table-cell office:value-type="string">
            <text:p>Диплом I степени</text:p>
          </table:table-cell>
          <table:table-cell office:value-type="float" office:value="2005">
            <text:p>2005</text:p>
          </table:table-cell>
          <table:table-cell office:value-type="string">
            <text:p>Археологический музей СОШ №3</text:p>
          </table:table-cell>
          <table:table-cell office:value-type="string">
            <text:p>МСШ № 3</text:p>
          </table:table-cell>
          <table:table-cell office:value-type="string">
            <text:p>Республиканский смотр – конкурс музеев образовательных учреждений</text:p>
          </table:table-cell>
        </table:table-row>
        <table:table-row table:style-name="ro2">
          <table:table-cell office:value-type="string">
            <text:p>Свидетельство</text:p>
          </table:table-cell>
          <table:table-cell office:value-type="float" office:value="2005">
            <text:p>2005</text:p>
          </table:table-cell>
          <table:table-cell office:value-type="string">
            <text:p>Археологический музей СОШ №3</text:p>
          </table:table-cell>
          <table:table-cell office:value-type="string">
            <text:p>МСШ № 3</text:p>
          </table:table-cell>
          <table:table-cell office:value-type="string">
            <text:p>Республиканский смотр – конкурса военно-исторических музеев, залов и экспозиций Боевой славы образовательных учреждений, посвященного 60-летию Победы Великой Отечественной войне</text:p>
          </table:table-cell>
        </table:table-row>
        <table:table-row table:style-name="ro2">
          <table:table-cell office:value-type="string">
            <text:p>Поздравительный адрес</text:p>
          </table:table-cell>
          <table:table-cell office:value-type="float" office:value="2004">
            <text:p>2004</text:p>
          </table:table-cell>
          <table:table-cell office:value-type="string">
            <text:p>Археологический музей СОШ №3</text:p>
          </table:table-cell>
          <table:table-cell office:value-type="string">
            <text:p>МСШ № 3</text:p>
          </table:table-cell>
          <table:table-cell office:value-type="string">
            <text:p>Министерство образования Республики Марий Эл</text:p>
          </table:table-cell>
        </table:table-row>
        <table:table-row table:style-name="ro2">
          <table:table-cell office:value-type="string">
            <text:p>Свидетельство №62 Присвоение Статуса ШКОЛЬНЫЙ МУЗЕЙ</text:p>
          </table:table-cell>
          <table:table-cell office:value-type="float" office:value="2003">
            <text:p>2003</text:p>
          </table:table-cell>
          <table:table-cell office:value-type="string">
            <text:p>Археологический музей</text:p>
          </table:table-cell>
          <table:table-cell office:value-type="string">
            <text:p>СОШ №3</text:p>
          </table:table-cell>
          <table:table-cell office:value-type="string">
            <text:p>Министерство образования РМЭ "за большую поисково-исследовательскую общественно-полезнуюработу, создание интересной экспозиции и успехи в воспитании учащихся"</text:p>
          </table:table-cell>
        </table:table-row>
        <table:table-row table:style-name="ro2">
          <table:table-cell office:value-type="string">
            <text:p>Диплом II степени</text:p>
          </table:table-cell>
          <table:table-cell office:value-type="float" office:value="2002">
            <text:p>2002</text:p>
          </table:table-cell>
          <table:table-cell office:value-type="string">
            <text:p>Кудрявцев Вячеслав</text:p>
          </table:table-cell>
          <table:table-cell office:value-type="string">
            <text:p>МСШ № 2 / 11 класс</text:p>
          </table:table-cell>
          <table:table-cell office:value-type="string">
            <text:p>Республиканский конкурс творческих краеведческих работ «Край марийский и Россия: прошлое и настоящее»</text:p>
          </table:table-cell>
        </table:table-row>
        <table:table-row table:style-name="ro2">
          <table:table-cell office:value-type="string">
            <text:p>Диплом III степени</text:p>
          </table:table-cell>
          <table:table-cell office:value-type="float" office:value="2002">
            <text:p>2002</text:p>
          </table:table-cell>
          <table:table-cell office:value-type="string">
            <text:p>Туманов Андрей</text:p>
          </table:table-cell>
          <table:table-cell office:value-type="string">
            <text:p>МСШ № 2 / 11 класс</text:p>
          </table:table-cell>
          <table:table-cell office:value-type="string">
            <text:p>Республиканская олимпиада по истории</text:p>
          </table:table-cell>
        </table:table-row>
        <table:table-row table:style-name="ro2">
          <table:table-cell office:value-type="string">
            <text:p>Благодарственное письмо</text:p>
          </table:table-cell>
          <table:table-cell office:value-type="float" office:value="2002">
            <text:p>2002</text:p>
          </table:table-cell>
          <table:table-cell office:value-type="string">
            <text:p>Туманов Андрей</text:p>
          </table:table-cell>
          <table:table-cell office:value-type="string">
            <text:p>МСШ № 2 / 11 класс</text:p>
          </table:table-cell>
          <table:table-cell office:value-type="string">
            <text:p>VIII Республиканский научно – практическая конференция «Марийское краеведение – опыт и перспективы его использования в школе»</text:p>
          </table:table-cell>
        </table:table-row>
        <table:table-row table:style-name="ro2">
          <table:table-cell office:value-type="string">
            <text:p>Диплом I степени</text:p>
          </table:table-cell>
          <table:table-cell office:value-type="float" office:value="2002">
            <text:p>2002</text:p>
          </table:table-cell>
          <table:table-cell office:value-type="string">
            <text:p>Археологический кружок</text:p>
          </table:table-cell>
          <table:table-cell office:value-type="string">
            <text:p>МСШ № 2</text:p>
          </table:table-cell>
          <table:table-cell office:value-type="string">
            <text:p>«Ратная история Отечества» военно-спортивной игры «Зарница-Школа безопасности»</text:p>
          </table:table-cell>
        </table:table-row>
        <table:table-row table:style-name="ro2">
          <table:table-cell office:value-type="string">
            <text:p>Грамота I место</text:p>
          </table:table-cell>
          <table:table-cell office:value-type="float" office:value="1995">
            <text:p>1995</text:p>
          </table:table-cell>
          <table:table-cell office:value-type="string">
            <text:p>Археологический кружок</text:p>
          </table:table-cell>
          <table:table-cell office:value-type="string">
            <text:p>МСШ № 2</text:p>
          </table:table-cell>
          <table:table-cell office:value-type="string">
            <text:p>Конкурс песни на Республиканском слете юных туристов - краеведов, посвященном 40-летию Юношеского туристского центра</text:p>
          </table:table-cell>
        </table:table-row>
        <table:table-row table:style-name="ro2">
          <table:table-cell office:value-type="string">
            <text:p>Грамота I место</text:p>
          </table:table-cell>
          <table:table-cell office:value-type="float" office:value="1995">
            <text:p>1995</text:p>
          </table:table-cell>
          <table:table-cell office:value-type="string">
            <text:p>Археологический кружок</text:p>
          </table:table-cell>
          <table:table-cell office:value-type="string">
            <text:p>МСШ № 2</text:p>
          </table:table-cell>
          <table:table-cell office:value-type="string">
            <text:p>«Краеведческие находки и открытия» на Республиканском слете юных туристов - краеведов, посвященном 40-летию Юношеского туристского центра</text:p>
          </table:table-cell>
        </table:table-row>
        <table:table-row table:style-name="ro2">
          <table:table-cell office:value-type="string">
            <text:p>Грамота I место</text:p>
          </table:table-cell>
          <table:table-cell office:value-type="float" office:value="1995">
            <text:p>1995</text:p>
          </table:table-cell>
          <table:table-cell office:value-type="string">
            <text:p>Археологический кружок</text:p>
          </table:table-cell>
          <table:table-cell office:value-type="string">
            <text:p>МСШ № 2</text:p>
          </table:table-cell>
          <table:table-cell office:value-type="string">
            <text:p>«От похода выходного дня к туристскому мастерству» на Республиканском слете юных туристов-краеведов, посвященном 40-летию Юношеского туристского центра</text:p>
          </table:table-cell>
        </table:table-row>
        <table:table-row table:style-name="ro2">
          <table:table-cell office:value-type="string">
            <text:p>Грамота lI место</text:p>
          </table:table-cell>
          <table:table-cell office:value-type="float" office:value="1995">
            <text:p>1995</text:p>
          </table:table-cell>
          <table:table-cell office:value-type="string">
            <text:p>Археологический кружок</text:p>
          </table:table-cell>
          <table:table-cell office:value-type="string">
            <text:p>МСШ № 2</text:p>
          </table:table-cell>
          <table:table-cell office:value-type="string">
            <text:p>Республиканский слет юных туристов - краеведов, посвященном 40-летию Юношеского туристского центра</text:p>
          </table:table-cell>
        </table:table-row>
        <table:table-row table:style-name="ro2">
          <table:table-cell office:value-type="string">
            <text:p>Грамота II место</text:p>
          </table:table-cell>
          <table:table-cell office:value-type="float" office:value="1994">
            <text:p>1994</text:p>
          </table:table-cell>
          <table:table-cell office:value-type="string">
            <text:p>Археологический кружок</text:p>
          </table:table-cell>
          <table:table-cell office:value-type="string">
            <text:p>МСШ № 2</text:p>
          </table:table-cell>
          <table:table-cell office:value-type="string">
            <text:p>Республиканская конференция активистов школьных музеев. Юношеский туристский центр Республики Марий Эл. Викторин: «Знаете ли вы родной край?»</text:p>
          </table:table-cell>
        </table:table-row>
        <table:table-row table:style-name="ro2">
          <table:table-cell office:value-type="string">
            <text:p>Поздравление</text:p>
          </table:table-cell>
          <table:table-cell office:value-type="float" office:value="1991">
            <text:p>1991</text:p>
          </table:table-cell>
          <table:table-cell office:value-type="string">
            <text:p>Археологический кружок</text:p>
          </table:table-cell>
          <table:table-cell office:value-type="string">
            <text:p>МСШ № 1,2</text:p>
          </table:table-cell>
          <table:table-cell office:value-type="string">
            <text:p>Конкурс газет на II республиканском слете юных археологов. Звениговский район, Мари- Луговская стоянка</text:p>
          </table:table-cell>
        </table:table-row>
        <table:table-row table:style-name="ro2">
          <table:table-cell office:value-type="string">
            <text:p>Поздравление</text:p>
          </table:table-cell>
          <table:table-cell office:value-type="float" office:value="1991">
            <text:p>1991</text:p>
          </table:table-cell>
          <table:table-cell office:value-type="string">
            <text:p>Археологический кружок</text:p>
          </table:table-cell>
          <table:table-cell office:value-type="string">
            <text:p>МСШ № 1,2</text:p>
          </table:table-cell>
          <table:table-cell office:value-type="string">
            <text:p>Археологическая олимпиада на II Республиканском слете юных археологов. Звениговский район, Мари - Луговская стоянка</text:p>
          </table:table-cell>
        </table:table-row>
        <table:table-row table:style-name="ro2">
          <table:table-cell office:value-type="string">
            <text:p>Грамота</text:p>
          </table:table-cell>
          <table:table-cell office:value-type="float" office:value="1991">
            <text:p>1991</text:p>
          </table:table-cell>
          <table:table-cell office:value-type="string">
            <text:p>Археологический кружок</text:p>
          </table:table-cell>
          <table:table-cell office:value-type="string">
            <text:p>МСШ № 1,2</text:p>
          </table:table-cell>
          <table:table-cell office:value-type="string">
            <text:p>II Республиканский слет юных археологов</text:p>
          </table:table-cell>
        </table:table-row>
        <table:table-row table:style-name="ro2">
          <table:table-cell office:value-type="string">
            <text:p>Диплом I степени</text:p>
          </table:table-cell>
          <table:table-cell office:value-type="float" office:value="1990">
            <text:p>1990</text:p>
          </table:table-cell>
          <table:table-cell office:value-type="string">
            <text:p>Археологический кружок</text:p>
          </table:table-cell>
          <table:table-cell office:value-type="string">
            <text:p>МСШ № 1,2</text:p>
          </table:table-cell>
          <table:table-cell office:value-type="string">
            <text:p>I Республиканский слет юных археологов. Горномарийский район, Ильинка</text:p>
          </table:table-cell>
        </table:table-row>
        <table:table-row table:style-name="ro2">
          <table:table-cell office:value-type="string">
            <text:p>Диплом I степени</text:p>
          </table:table-cell>
          <table:table-cell office:value-type="float" office:value="1990">
            <text:p>1990</text:p>
          </table:table-cell>
          <table:table-cell office:value-type="string">
            <text:p>Археологический кружок</text:p>
          </table:table-cell>
          <table:table-cell office:value-type="string">
            <text:p>МСШ № 1,2</text:p>
          </table:table-cell>
          <table:table-cell office:value-type="string">
            <text:p>I Республиканский слет юных археологов. Горномарийский район, Ильинка</text:p>
          </table:table-cell>
        </table:table-row>
        <table:table-row table:style-name="ro2">
          <table:table-cell office:value-type="string">
            <text:p>Диплом II степени</text:p>
          </table:table-cell>
          <table:table-cell office:value-type="float" office:value="1990">
            <text:p>1990</text:p>
          </table:table-cell>
          <table:table-cell office:value-type="string">
            <text:p>Археологический кружок</text:p>
          </table:table-cell>
          <table:table-cell office:value-type="string">
            <text:p>МСШ № 1,2</text:p>
          </table:table-cell>
          <table:table-cell office:value-type="string">
            <text:p>I Республиканский слет юных археологов. Горномарийский район, Ильинка</text:p>
          </table:table-cell>
        </table:table-row>
        <table:table-row table:style-name="ro3">
          <table:table-cell office:value-type="string">
            <text:p>Почетная грамота</text:p>
          </table:table-cell>
          <table:table-cell office:value-type="float" office:value="1990">
            <text:p>1990</text:p>
          </table:table-cell>
          <table:table-cell office:value-type="string">
            <text:p>Археологический кружок</text:p>
          </table:table-cell>
          <table:table-cell office:value-type="string">
            <text:p>МСШ № 1,2</text:p>
          </table:table-cell>
          <table:table-cell office:value-type="string">
            <text:p>«За активное участие в работе Республиканской заочной школы юных археологов при Марийском Государственном Университете в1989-1990 учебном году"</text:p>
          </table:table-cell>
        </table:table-row>
      </table:table>
      <table:named-expressions>
        <table:named-range table:name="HTML_1" table:base-cell-address="$Sheet1.$A$1" table:cell-range-address=".$A$1:.$E$47"/>
        <table:named-range table:name="HTML_all" table:base-cell-address="$Sheet1.$A$1" table:cell-range-address=".$A$1:.$E$47"/>
        <table:named-range table:name="HTML_tables" table:base-cell-address="$Sheet1.$A$1" table:cell-range-address="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32" meta:object-count="0"/>
    <meta:generator>LibreOffice/3.5$Linux_X86_64 LibreOffice_project/350m1$Build-2</meta:generator>
    <meta:user-defined meta:name="ProgId">Excel.Sheet</meta:user-defined>
  </office:meta>
</office:document-meta>
</file>